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2" style:family="paragraph" style:parent-style-name="Preformatted_20_Text">
      <style:text-properties fo:font-size="10pt" fo:font-weight="normal" officeooo:rsid="00026669" officeooo:paragraph-rsid="00026669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035713" officeooo:paragraph-rsid="00035713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style="italic" fo:font-weight="normal" officeooo:rsid="00052061" officeooo:paragraph-rsid="00052061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Preformatted_20_Text">
      <style:text-properties fo:font-size="10pt" fo:font-style="italic" fo:font-weight="normal" officeooo:rsid="00094038" officeooo:paragraph-rsid="00094038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Preformatted_20_Text">
      <style:text-properties fo:font-size="10pt" fo:font-style="italic" fo:font-weight="normal" officeooo:rsid="000a12de" officeooo:paragraph-rsid="000a12de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text-properties fo:font-size="10pt" fo:font-style="italic" fo:font-weight="normal" officeooo:rsid="000ad021" officeooo:paragraph-rsid="000ad021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0pt" fo:font-style="normal" fo:font-weight="normal" officeooo:rsid="000878c9" officeooo:paragraph-rsid="000878c9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bold" officeooo:rsid="001d9f73" officeooo:paragraph-rsid="001d9f7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0pt" fo:font-style="normal" fo:font-weight="bold" officeooo:rsid="0022958f" officeooo:paragraph-rsid="0022958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reformatted_20_Text">
      <style:text-properties fo:font-size="12pt" fo:font-weight="bold" officeooo:rsid="00052061" officeooo:paragraph-rsid="00052061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font-size="12pt" fo:font-weight="bold" officeooo:rsid="00068778" officeooo:paragraph-rsid="00068778" style:font-size-asian="10.5pt" style:font-weight-asian="bold" style:font-size-complex="12pt" style:font-weight-complex="bold"/>
    </style:style>
    <style:style style:name="P36" style:family="paragraph" style:parent-style-name="Preformatted_20_Text">
      <style:text-properties fo:font-size="12pt" fo:font-weight="bold" officeooo:rsid="00052061" officeooo:paragraph-rsid="00052061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fo:font-size="12pt" fo:font-style="normal" fo:font-weight="bold" officeooo:rsid="00094038" officeooo:paragraph-rsid="0009403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paragraph-properties>
        <style:tab-stops>
          <style:tab-stop style:position="0.2709in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text-properties fo:font-size="15pt" fo:font-style="normal" fo:font-weight="normal" officeooo:rsid="000c1d87" officeooo:paragraph-rsid="000c1d87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Preformatted_20_Text">
      <style:text-properties fo:font-size="20pt" fo:font-weight="bold" officeooo:rsid="0000ec4c" officeooo:paragraph-rsid="0000ec4c" style:font-size-asian="20pt" style:font-weight-asian="bold" style:font-size-complex="20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Mono" fo:font-size="15pt" fo:font-style="normal" style:text-underline-style="none" fo:font-weight="normal" officeooo:rsid="000e7070" officeooo:paragraph-rsid="000e7070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Mono" fo:font-size="10pt" fo:font-style="normal" style:text-underline-style="none" fo:font-weight="normal" officeooo:rsid="000f16ae" officeooo:paragraph-rsid="000f16a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Preformatted_20_Text">
      <style:paragraph-properties fo:break-before="page">
        <style:tab-stops>
          <style:tab-stop style:position="0.2709in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Preformatted_20_Text">
      <style:paragraph-properties fo:break-before="page">
        <style:tab-stops>
          <style:tab-stop style:position="0.2709in"/>
        </style:tab-stops>
      </style:paragraph-properties>
      <style:text-properties fo:font-size="15pt" fo:font-style="normal" fo:font-weight="normal" officeooo:rsid="00158254" officeooo:paragraph-rsid="00158254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Preformatted_20_Text">
      <style:paragraph-properties fo:break-before="page">
        <style:tab-stops>
          <style:tab-stop style:position="0.2709in"/>
        </style:tab-stops>
      </style:paragraph-properties>
      <style:text-properties fo:font-size="15pt" fo:font-style="normal" fo:font-weight="normal" officeooo:rsid="0022958f" officeooo:paragraph-rsid="0022958f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Preformatted_20_Text">
      <style:paragraph-properties fo:break-before="page"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break-before="page"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7030a0" style:font-name="Cambria" fo:font-size="48pt" style:text-underline-style="solid" style:text-underline-width="auto" style:text-underline-color="font-color" fo:font-weight="bold" officeooo:paragraph-rsid="0022d63f" style:font-size-asian="48pt" style:font-weight-asian="bold" style:font-name-complex="Times New Roman1" style:font-size-complex="12pt"/>
    </style:style>
    <style:style style:name="P53" style:family="paragraph" style:parent-style-name="Standard">
      <style:text-properties style:font-name="Times New Roman" fo:font-size="12pt" officeooo:paragraph-rsid="0022d63f" style:font-size-asian="12pt" style:font-name-complex="Times New Roman1" style:font-size-complex="12pt"/>
    </style:style>
    <style:style style:name="P54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Times New Roman" fo:font-size="12pt" fo:font-style="normal" fo:font-weight="normal" officeooo:rsid="0022958f" officeooo:paragraph-rsid="0022d63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Times New Roman" fo:font-size="12pt" fo:font-style="normal" fo:font-weight="bold" officeooo:rsid="0022d63f" officeooo:paragraph-rsid="0022d63f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6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2d63f" officeooo:paragraph-rsid="0022d63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7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8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85f3c" officeooo:paragraph-rsid="00285f3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9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88de9" officeooo:paragraph-rsid="00288de9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0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1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a5c66" officeooo:paragraph-rsid="002a5c66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2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3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c64e7" officeooo:paragraph-rsid="002c64e7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4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cf20f" officeooo:paragraph-rsid="002cf20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5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d27cc" officeooo:paragraph-rsid="002d27c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6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7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8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9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0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1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size-complex="10pt" style:font-style-complex="italic" style:font-weight-complex="bold"/>
    </style:style>
    <style:style style:name="P72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name-complex="Times New Roman1" style:font-size-complex="10pt" style:font-style-complex="italic" style:font-weight-complex="bold"/>
    </style:style>
    <style:style style:name="P73" style:family="paragraph" style:parent-style-name="Standard" style:list-style-name="L49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4" style:family="paragraph" style:parent-style-name="Standard" style:list-style-name="L50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5" style:family="paragraph" style:parent-style-name="Standard" style:list-style-name="L50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6" style:family="paragraph" style:parent-style-name="Standard" style:list-style-name="L50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7" style:family="paragraph" style:parent-style-name="Standard" style:list-style-name="L51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8" style:family="paragraph" style:parent-style-name="Standard" style:list-style-name="L52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9" style:family="paragraph" style:parent-style-name="Standard" style:list-style-name="L53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0" style:family="paragraph" style:parent-style-name="Standard" style:list-style-name="L53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1" style:family="paragraph" style:parent-style-name="Standard" style:list-style-name="L54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2" style:family="paragraph" style:parent-style-name="Standard" style:list-style-name="L54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3" style:family="paragraph" style:parent-style-name="Standard" style:list-style-name="L55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4" style:family="paragraph" style:parent-style-name="Standard" style:list-style-name="L56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5" style:family="paragraph" style:parent-style-name="Standard" style:list-style-name="L57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6" style:family="paragraph" style:parent-style-name="Standard" style:list-style-name="L58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a5c66" officeooo:paragraph-rsid="002a5c66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7" style:family="paragraph" style:parent-style-name="Standard" style:list-style-name="L58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8" style:family="paragraph" style:parent-style-name="Standard" style:list-style-name="L59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9" style:family="paragraph" style:parent-style-name="Standard" style:list-style-name="L59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0" style:family="paragraph" style:parent-style-name="Standard" style:list-style-name="L60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1" style:family="paragraph" style:parent-style-name="Standard" style:list-style-name="L61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cf20f" officeooo:paragraph-rsid="002cf20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2" style:family="paragraph" style:parent-style-name="Standard" style:list-style-name="L61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d27cc" officeooo:paragraph-rsid="002d27c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3" style:family="paragraph" style:parent-style-name="Standard" style:list-style-name="L62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d27cc" officeooo:paragraph-rsid="002d27c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4" style:family="paragraph" style:parent-style-name="Standard" style:list-style-name="L62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5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6" style:family="paragraph" style:parent-style-name="Standard" style:list-style-name="L63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7" style:family="paragraph" style:parent-style-name="Standard" style:list-style-name="L64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ec868" officeooo:paragraph-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98" style:family="paragraph" style:parent-style-name="Standard" style:list-style-name="L50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 style:list-style-name="L51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0" style:family="paragraph" style:parent-style-name="Standard" style:list-style-name="L59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1" style:family="paragraph" style:parent-style-name="Standard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ec868" officeooo:paragraph-rsid="002ec868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102" style:family="paragraph" style:parent-style-name="Standard" style:list-style-name="L51">
      <style:paragraph-properties>
        <style:tab-stops>
          <style:tab-stop style:position="0.2709in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size-complex="10pt" style:font-style-complex="normal" style:font-weight-complex="bold"/>
    </style:style>
    <style:style style:name="P103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104" style:family="paragraph" style:parent-style-name="Text_20_body" style:list-style-name="L14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105" style:family="paragraph" style:parent-style-name="Preformatted_20_Text" style:list-style-name="L1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106" style:family="paragraph" style:parent-style-name="Preformatted_20_Text" style:list-style-name="L2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107" style:family="paragraph" style:parent-style-name="Preformatted_20_Text" style:list-style-name="L5">
      <style:text-properties fo:font-size="10pt" fo:font-weight="normal" officeooo:rsid="00068778" officeooo:paragraph-rsid="00068778" style:font-size-asian="8.75pt" style:font-weight-asian="normal" style:font-size-complex="10pt" style:font-weight-complex="normal"/>
    </style:style>
    <style:style style:name="P108" style:family="paragraph" style:parent-style-name="Preformatted_20_Text" style:list-style-name="L3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109" style:family="paragraph" style:parent-style-name="Preformatted_20_Text" style:list-style-name="L4">
      <style:text-properties fo:font-size="10pt" fo:font-style="normal" fo:font-weight="normal" officeooo:rsid="00052061" officeooo:paragraph-rsid="00052061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Preformatted_20_Text" style:list-style-name="L16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Preformatted_20_Text" style:list-style-name="L17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Preformatted_20_Text" style:list-style-name="L18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Preformatted_20_Text" style:list-style-name="L19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Preformatted_20_Text" style:list-style-name="L20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Preformatted_20_Text" style:list-style-name="L21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Preformatted_20_Text" style:list-style-name="L22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 style:list-style-name="L23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Preformatted_20_Text" style:list-style-name="L24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Preformatted_20_Text" style:list-style-name="L24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Preformatted_20_Text" style:list-style-name="L25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Preformatted_20_Text" style:list-style-name="L26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Preformatted_20_Text" style:list-style-name="L27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Preformatted_20_Text" style:list-style-name="L28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Preformatted_20_Text" style:list-style-name="L29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Preformatted_20_Text" style:list-style-name="L30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Preformatted_20_Text" style:list-style-name="L31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Preformatted_20_Text" style:list-style-name="L32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Preformatted_20_Text" style:list-style-name="L33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Preformatted_20_Text" style:list-style-name="L34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Preformatted_20_Text" style:list-style-name="L35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Preformatted_20_Text" style:list-style-name="L36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75e9d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Preformatted_20_Text" style:list-style-name="L36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Preformatted_20_Text" style:list-style-name="L35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Preformatted_20_Text" style:list-style-name="L37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Preformatted_20_Text" style:list-style-name="L37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Preformatted_20_Text" style:list-style-name="L35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Preformatted_20_Text" style:list-style-name="L38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Preformatted_20_Text" style:list-style-name="L39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Preformatted_20_Text" style:list-style-name="L40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Preformatted_20_Text" style:list-style-name="L41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Preformatted_20_Text" style:list-style-name="L42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Preformatted_20_Text" style:list-style-name="L44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Preformatted_20_Text" style:list-style-name="L45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Preformatted_20_Text" style:list-style-name="L46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Preformatted_20_Text" style:list-style-name="L47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Preformatted_20_Text" style:list-style-name="L48">
      <style:paragraph-properties>
        <style:tab-stops>
          <style:tab-stop style:position="0.2709in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Preformatted_20_Text" style:list-style-name="L5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48" style:family="paragraph" style:parent-style-name="Preformatted_20_Text" style:list-style-name="L6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49" style:family="paragraph" style:parent-style-name="Preformatted_20_Text" style:list-style-name="L7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Preformatted_20_Text" style:list-style-name="L8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1" style:family="paragraph" style:parent-style-name="Preformatted_20_Text" style:list-style-name="L9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2" style:family="paragraph" style:parent-style-name="Preformatted_20_Text" style:list-style-name="L10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3" style:family="paragraph" style:parent-style-name="Preformatted_20_Text" style:list-style-name="L11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4" style:family="paragraph" style:parent-style-name="Preformatted_20_Text" style:list-style-name="L11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5" style:family="paragraph" style:parent-style-name="Preformatted_20_Text" style:list-style-name="L12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6" style:family="paragraph" style:parent-style-name="Preformatted_20_Text" style:list-style-name="L15">
      <style:text-properties fo:font-size="10pt" fo:font-style="normal" fo:font-weight="normal" officeooo:rsid="000c1d87" officeooo:paragraph-rsid="000c1d87" style:font-size-asian="8.75pt" style:font-style-asian="normal" style:font-weight-asian="normal" style:font-size-complex="10pt" style:font-style-complex="normal" style:font-weight-complex="normal"/>
    </style:style>
    <style:style style:name="P157" style:family="paragraph" style:parent-style-name="Preformatted_20_Text" style:list-style-name="L15">
      <style:text-properties fo:font-size="10pt" fo:font-style="normal" fo:font-weight="normal" officeooo:rsid="000e7070" officeooo:paragraph-rsid="000e7070" style:font-size-asian="8.75pt" style:font-style-asian="normal" style:font-weight-asian="normal" style:font-size-complex="10pt" style:font-style-complex="normal" style:font-weight-complex="normal"/>
    </style:style>
    <style:style style:name="P158" style:family="paragraph" style:parent-style-name="Preformatted_20_Text" style:list-style-name="L15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59" style:family="paragraph" style:parent-style-name="Preformatted_20_Text" style:list-style-name="L15"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60" style:family="paragraph" style:parent-style-name="Preformatted_20_Text" style:list-style-name="L5">
      <style:text-properties fo:font-size="10pt" fo:font-style="italic" fo:font-weight="normal" officeooo:rsid="00068778" officeooo:paragraph-rsid="00068778" style:font-size-asian="8.75pt" style:font-style-asian="italic" style:font-weight-asian="normal" style:font-size-complex="10pt" style:font-style-complex="italic" style:font-weight-complex="normal"/>
    </style:style>
    <style:style style:name="P161" style:family="paragraph" style:parent-style-name="Preformatted_20_Text" style:list-style-name="L43">
      <style:paragraph-properties>
        <style:tab-stops>
          <style:tab-stop style:position="0.2709in"/>
        </style:tab-stops>
      </style:paragraph-properties>
      <style:text-properties officeooo:rsid="001d9f73" officeooo:paragraph-rsid="001d9f73"/>
    </style:style>
    <style:style style:name="T1" style:family="text">
      <style:text-properties officeooo:rsid="0005206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name-complex="Times New Roman1" style:font-style-complex="normal"/>
    </style:style>
    <style:style style:name="T4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1ba02" style:font-size-asian="10pt" style:font-size-complex="10pt"/>
    </style:style>
    <style:style style:name="T9" style:family="text">
      <style:text-properties fo:font-size="10pt" officeooo:rsid="001bca21" style:font-size-asian="10pt" style:font-size-complex="10pt"/>
    </style:style>
    <style:style style:name="T10" style:family="text">
      <style:text-properties fo:font-size="10pt" officeooo:rsid="001d514a" style:font-size-asian="10pt" style:font-size-complex="10pt"/>
    </style:style>
    <style:style style:name="T11" style:family="text">
      <style:text-properties fo:font-size="10pt" fo:font-style="italic" style:font-size-asian="8.75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d9f73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10431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37bf6"/>
    </style:style>
    <style:style style:name="T17" style:family="text">
      <style:text-properties officeooo:rsid="0014b64f"/>
    </style:style>
    <style:style style:name="T18" style:family="text">
      <style:text-properties officeooo:rsid="0018c31b"/>
    </style:style>
    <style:style style:name="T19" style:family="text">
      <style:text-properties officeooo:rsid="001921f2"/>
    </style:style>
    <style:style style:name="T20" style:family="text">
      <style:text-properties officeooo:rsid="001a42e8"/>
    </style:style>
    <style:style style:name="T21" style:family="text">
      <style:text-properties officeooo:rsid="001bca21"/>
    </style:style>
    <style:style style:name="T22" style:family="text">
      <style:text-properties officeooo:rsid="001d514a"/>
    </style:style>
    <style:style style:name="T23" style:family="text">
      <style:text-properties officeooo:rsid="001ef816"/>
    </style:style>
    <style:style style:name="T24" style:family="text">
      <style:text-properties fo:font-weight="normal" style:font-weight-asian="normal" style:font-name-complex="Times New Roman1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64e7" style:font-weight-asian="normal" style:font-weight-complex="normal"/>
    </style:style>
    <style:style style:name="T27" style:family="text">
      <style:text-properties style:font-name-complex="Times New Roman1"/>
    </style:style>
    <style:style style:name="T28" style:family="text">
      <style:text-properties officeooo:rsid="0026949a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áboženství</text:p>
      <text:p text:style-name="P1"/>
      <text:p text:style-name="P1">Každá kultura má své náboženství, které vznikalo proto, aby si lidé mohli vysvětlit děje které se dějí kolem nich a které nemohli tehdy vysvětlit vědou.</text:p>
      <text:p text:style-name="P1"/>
      <text:p text:style-name="P1">Náboženství je jedna z antropologických konstant → věcí, které odlišují člověka od zvířete.</text:p>
      <text:p text:style-name="P1"/>
      <text:p text:style-name="P1">Různé kultury definovaly ostatní náboženství právě na základě vlastního náboženství. Až v Osvícenství (18. století) začaly vznikat zárodky religionistiky, která přistupuje ke všem náboženstvím rovnocenně.</text:p>
      <text:list xml:id="list3876421639" text:style-name="L1">
        <text:list-item>
          <text:p text:style-name="P105">Religionistika se snaží být nestranná, nezkoumá pravdivost náboženství, popisuje jejich historii a podobnosti s ostatními náboženstvími.</text:p>
        </text:list-item>
      </text:list>
      <text:p text:style-name="P1">Dále ale také vznikla teologie, která zkoumá jedno konkrétní náboženství. Snaží se vysvětlit a obhájit konkrétní náboženství.</text:p>
      <text:p text:style-name="P1"/>
      <text:p text:style-name="P2">Definiceee → Víra je vztah k transcendentní skutečnosti</text:p>
      <text:p text:style-name="P2"/>
      <text:p text:style-name="P3">Rozdělení náboženství na teistická a neteistická (podle toho, jestli mají nebo nemají bohy <text:span text:style-name="T1">a dále na náboženství polyteistická</text:span></text:p>
      <text:p text:style-name="P3"/>
      <text:p text:style-name="P34">Polyteismus</text:p>
      <text:p text:style-name="P4"/>
      <text:p text:style-name="P4">Mnohobožství → Je uctíván víc než jeden bůh</text:p>
      <text:list xml:id="list3080397046" text:style-name="L2">
        <text:list-item>
          <text:p text:style-name="P106">Pantheon bohů</text:p>
          <text:list>
            <text:list-item>
              <text:p text:style-name="P106">Hierarchický systém</text:p>
            </text:list-item>
          </text:list>
        </text:list-item>
      </text:list>
      <text:p text:style-name="P4"/>
      <text:p text:style-name="P34">Monotheismus</text:p>
      <text:p text:style-name="P4"/>
      <text:p text:style-name="P4">Abrahámovská náboženství</text:p>
      <text:p text:style-name="P4"/>
      <text:p text:style-name="P36">Ateismus</text:p>
      <text:list xml:id="list2757728516" text:style-name="L3">
        <text:list-item>
          <text:p text:style-name="P108">Přesvědčení o neexistenci jakékoli transcendentní skutečnosti</text:p>
        </text:list-item>
      </text:list>
      <text:p text:style-name="P5"/>
      <text:p text:style-name="P5">Nejdříve se začala objevovat náboženství KMENOVÁ, která se pak přeměnila v náboženství NÁRODNÍ (→ Egyptská, Řecká), a světová</text:p>
      <text:p text:style-name="P5"/>
      <text:p text:style-name="P6">Náboženství Synkretická</text:p>
      <text:list xml:id="list4168319732" text:style-name="L4">
        <text:list-item>
          <text:p text:style-name="P109">Vznikla propojováním dvou různých náboženství</text:p>
        </text:list-item>
      </text:list>
      <text:p text:style-name="P4"/>
      <text:p text:style-name="P4"/>
      <text:p text:style-name="P35">Mýtus X Mytologie</text:p>
      <text:list xml:id="list693353430" text:style-name="L5">
        <text:list-item>
          <text:p text:style-name="P107">Mýtus je překonané nepravdivé tvrzení, to si Řekové mysleli o náboženských příbězích jiných kultur, které slyšeli</text:p>
          <text:list>
            <text:list-item>
              <text:p text:style-name="P107">Mythos = slovo/příběh</text:p>
            </text:list-item>
          </text:list>
        </text:list-item>
        <text:list-item>
          <text:p text:style-name="P160">KOSMOGONICKÉ m.</text:p>
          <text:list>
            <text:list-item>
              <text:p text:style-name="P147">Stvoření a počátky světa</text:p>
            </text:list-item>
          </text:list>
        </text:list-item>
        <text:list-item>
          <text:p text:style-name="P160">THEOGONICKÉ m.</text:p>
          <text:list>
            <text:list-item>
              <text:p text:style-name="P147">O stvoření bohů</text:p>
            </text:list-item>
          </text:list>
        </text:list-item>
        <text:list-item>
          <text:p text:style-name="P160">ANTROPOGONICKÉ m.</text:p>
          <text:list>
            <text:list-item>
              <text:p text:style-name="P147">O stvoření lidí,</text:p>
            </text:list-item>
          </text:list>
        </text:list-item>
        <text:list-item>
          <text:p text:style-name="P160">HEROICKÉ m.</text:p>
          <text:list>
            <text:list-item>
              <text:p text:style-name="P147">O hrdinských činech</text:p>
            </text:list-item>
          </text:list>
        </text:list-item>
        <text:list-item>
          <text:p text:style-name="P160">ESCHATOLOGICKÉ m.</text:p>
          <text:list>
            <text:list-item>
              <text:p text:style-name="P147">Líčí podobu světa v buoucnosti → posmrtný život a konec světa</text:p>
            </text:list-item>
          </text:list>
        </text:list-item>
        <text:list-item>
          <text:p text:style-name="P160"><text:span text:style-name="T5">MYTOLOGIE</text:span> <text:span text:style-name="T2">je soubor mýtů jedné kultury</text:span></text:p>
        </text:list-item>
      </text:list>
      <text:p text:style-name="P10"/>
      <text:p text:style-name="P11">Zajímavé věci: Většina stvoření světa začíná tmou a nicotou a vodním světem, pak přijde světlo</text:p>
      <text:p text:style-name="P11"/>
      <text:p text:style-name="P12">Ragnarok</text:p>
      <text:list xml:id="list368461805" text:style-name="L6">
        <text:list-item>
          <text:p text:style-name="P148">V severské mytologii zánik světa, zánik bohů</text:p>
          <text:list>
            <text:list-item>
              <text:p text:style-name="P148"><text:soft-page-break/>Vědí, že přijde a že nemůž<text:span text:style-name="T20">o</text:span>u vyhrát, ale trénují a připravují se na to</text:p>
            </text:list-item>
            <text:list-item>
              <text:p text:style-name="P148">Před koncem světa dojde k několika znamením → Roztrhne se nebe, jeho syn spolkne měsíc a sní Odina, Thor taky umře</text:p>
            </text:list-item>
          </text:list>
        </text:list-item>
        <text:list-item>
          <text:p text:style-name="P148">Jediné co zbyde bude jeden lidský pár a pár bohů, ale celý svět musí znovu vzejít z oceánu</text:p>
        </text:list-item>
      </text:list>
      <text:p text:style-name="P12"/>
      <text:p text:style-name="P12">Smrt podle Maorů</text:p>
      <text:list xml:id="list3830110726" text:style-name="L7">
        <text:list-item>
          <text:p text:style-name="P149">Lesní bůh si vytvořil z hlíny manželku a měl s ní dceru, se kterou spal také</text:p>
        </text:list-item>
        <text:list-item>
          <text:p text:style-name="P149">Když si to dcera uvědomila, odešla do podsvětí a od té doby jsou lidé smrtelní</text:p>
          <text:list>
            <text:list-item>
              <text:p text:style-name="P149">Několik hrdinů se ji snažilo zabít</text:p>
            </text:list-item>
          </text:list>
        </text:list-item>
      </text:list>
      <text:p text:style-name="P12"/>
      <text:p text:style-name="P37">Prvotní formy náboženství</text:p>
      <text:p text:style-name="P12"/>
      <text:p text:style-name="P12">Můžeme se o něm dozvědět ze starých maleb, z vykopávek, hrobů a oltářů, z mytologie. Prvotní formy náboženství byly hodně spjaté s přírodou</text:p>
      <text:p text:style-name="P12"/>
      <text:p text:style-name="P7">FETIŠISMUS</text:p>
      <text:list xml:id="list3305620841" text:style-name="L8">
        <text:list-item>
          <text:p text:style-name="P150">Víra v nadpřirozenou moc nějakého předmětu</text:p>
        </text:list-item>
      </text:list>
      <text:p text:style-name="P13"/>
      <text:p text:style-name="P8">MAGIE</text:p>
      <text:list xml:id="list4061759042" text:style-name="L9">
        <text:list-item>
          <text:p text:style-name="P151">Soubor náboženských praktik</text:p>
        </text:list-item>
        <text:list-item>
          <text:p text:style-name="P151">První pokus člověka o ovládnutí přírodních sil</text:p>
        </text:list-item>
        <text:list-item>
          <text:p text:style-name="P151">Bez prostředníka – Boha,Šamana, jednoduše se sami snažili třeba přivolat déšť</text:p>
        </text:list-item>
      </text:list>
      <text:p text:style-name="P13"/>
      <text:p text:style-name="P8">TOTEMIZMUS</text:p>
      <text:list xml:id="list1336957467" text:style-name="L10">
        <text:list-item>
          <text:p text:style-name="P152">Uctívání předka rodu (třeba že jsou z rodu Vlka)</text:p>
        </text:list-item>
        <text:list-item>
          <text:p text:style-name="P152">Uctívají ho, aby je chránil</text:p>
        </text:list-item>
        <text:list-item>
          <text:p text:style-name="P152">Primárně vyznáván americkými indiány, v Austrálii a také není úplně daleko od egyptských náboženství</text:p>
        </text:list-item>
      </text:list>
      <text:p text:style-name="P13"/>
      <text:p text:style-name="P8">ŠAMANIZMUS</text:p>
      <text:list xml:id="list232978283" text:style-name="L11">
        <text:list-item>
          <text:p text:style-name="P153">Jedna z nejrozšířenějších prvotních praktik</text:p>
        </text:list-item>
        <text:list-item>
          <text:p text:style-name="P153">Víra v existenci říše duchů. Duchové mohou ovlivnit náš svět. Šaman je schopen cestovat do světa duchů a na něco se jich zeptat nebo je o něco poprosit</text:p>
          <text:list>
            <text:list-item>
              <text:p text:style-name="P153">Stav transu navozovaný rytmickou hudbou a tancem nebo drogami</text:p>
            </text:list-item>
          </text:list>
        </text:list-item>
        <text:list-item>
          <text:p text:style-name="P154">Šaman léčí, žádá duchy o lovnou zvěř nebo se ptá duchů na budoucnost</text:p>
        </text:list-item>
        <text:list-item>
          <text:p text:style-name="P154">Šamanem se člověk může stát dědičně nebo třeba tím, že se dokážou dostat do transu, někdy se vybírá nejdivnější člověk kmene</text:p>
        </text:list-item>
      </text:list>
      <text:p text:style-name="P14"/>
      <text:p text:style-name="P9">RITUÁLY VÝROČNÍ A PŘECHODOVÉ</text:p>
      <text:list xml:id="list3471009624" text:style-name="L12">
        <text:list-item>
          <text:p text:style-name="P155">výroční jsou pro rozdělení časového období</text:p>
        </text:list-item>
        <text:list-item>
          <text:p text:style-name="P155">Přechodové jsou pro přechod z jedné fáze života do jiné</text:p>
        </text:list-item>
      </text:list>
      <text:p text:style-name="P14"/>
      <text:p text:style-name="P43">STARÝ EGYPT</text:p>
      <text:list xml:id="list4203464586" text:style-name="L13">
        <text:list-item>
          <text:p text:style-name="P103">polyteistické náboženství, až 2 500 bohů</text:p>
        </text:list-item>
        <text:list-item>
          <text:p text:style-name="P103">tělo člověk, hlava zvíře</text:p>
        </text:list-item>
        <text:list-item>
          <text:p text:style-name="P103">faraon=ztělesnění bohů na zemi</text:p>
          <text:list>
            <text:list-item>
              <text:p text:style-name="P103">Atum=uctíván jako první bůh, pravděpodobně stvořil svět, schopnost sebeoplození</text:p>
            </text:list-item>
          </text:list>
          <text:p text:style-name="P103"/>
          <text:list text:continue-numbering="true">
            <text:list-item>
              <text:p text:style-name="P103">Re=další bůh stvořitel, zodpovědný za střídání dne a noci, oblíbený v mladších dobách</text:p>
            </text:list-item>
            <text:list-item>
              <text:p text:style-name="P103">Atum-Re=původně dva bozi, kteří splynuli v jedno</text:p>
            </text:list-item>
            <text:list-item>
              <text:p text:style-name="P103">Šu=syn Atuma, bůh vzduchu</text:p>
            </text:list-item>
            <text:list-item>
              <text:p text:style-name="P103"><text:soft-page-break/>Tefnut=dcera Atuma, bohyně vlhkosti, hlava lvice</text:p>
            </text:list-item>
            <text:list-item>
              <text:p text:style-name="P103">Geb=bůh země, někdy zobrazován jako země, syn Šua a Tefnet</text:p>
            </text:list-item>
            <text:list-item>
              <text:p text:style-name="P103">Nut=bohyně nebe, někdy zobrazována jako nebeská klenba, dcera Šua a Tefnet</text:p>
            </text:list-item>
            <text:list-item>
              <text:p text:style-name="P103">-Nut a Geb se hádali, takže je bohové chtěli rozdělit, oni si ale vyprosili ještě pět dní a zplodili spolu 5 dětí: Usir=Osiris, Eset=Isis, Nebthet, Sutech</text:p>
            </text:list-item>
            <text:list-item>
              <text:p text:style-name="P103">Thovt=nikdo neví, jak se tam vzal, hlava ibise, bůh moudrosti a učenosti, písma a řeči</text:p>
            </text:list-item>
            <text:list-item>
              <text:p text:style-name="P103">-Usir si vzal Eset a Sutech Nebthet</text:p>
            </text:list-item>
            <text:list-item>
              <text:p text:style-name="P103">Usir=bůh plodnosti, úrody, král podsvětí, údajně prvním faraonem</text:p>
            </text:list-item>
            <text:list-item>
              <text:p text:style-name="P103">Eset=bohyně lásky (manželské i mateřské), spojována s nejkladnějšími rysy, co jen může bohyně mít</text:p>
            </text:list-item>
            <text:list-item>
              <text:p text:style-name="P103">Sutech=zbylo na něj to špatné po Usirovi, bůh chaosu a války, neúrodných částí země</text:p>
            </text:list-item>
            <text:list-item>
              <text:p text:style-name="P103">Nebthet=bohyně příbytku, její manžel Sutech jí odepřel děti ⇨ přestrojila se za svou sestru a vyspala se s jejím manželem</text:p>
            </text:list-item>
            <text:list-item>
              <text:p text:style-name="P103">Anup=Anubis=syn Nebthet a Usira, údajně první balzamovač, bůh zemřelých, pohřebišť, balzamování a mumifikace</text:p>
            </text:list-item>
            <text:list-item>
              <text:p text:style-name="P103">-Nebthet se bála, že by Sutech Anupa zabil, tak přemluvila Eset, aby ho vychovala</text:p>
            </text:list-item>
          </text:list>
        </text:list-item>
      </text:list>
      <text:p text:style-name="P14"/>
      <text:p text:style-name="P44">JAK SE USIR STAL KRÁLEM PODSVĚTÍ</text:p>
      <text:p text:style-name="P46">Sutech uspořádal slavnost, přinesl tam krásnou truhlu. Ten, kdo se do ní vejde se stane králem podsvětí → postavil to přímo na Usirovu velikost. Ten se tam vešel, Sutech ho zavřel a hodil do řeky. Eset jako oddaná manželka vylovila Usira a schovala ho do bažiny. Tou ale jel náhodou Sutech, a tak Usira rozřezal na 14 kusů a poschovával je po světě. Eset se svou sestrou našla 13 kousků, jediný, co mu chybělo, byl penis. Eset nechala Anupa ho na chvíli oživit, takže s ním mohla počít dítě a zplodili boha Hor=bůh nebes a slunce, hlava sokola.</text:p>
      <text:p text:style-name="P46">Hor byl vychováván v tajnosti, až byl větší, tak se pomstil, ale ztratil přitom oko → Horovo oko=symbol ochrany Egypta.</text:p>
      <text:p text:style-name="P46"/>
      <text:list xml:id="list3379904608" text:style-name="L14">
        <text:list-item>
          <text:p text:style-name="P104">posmrtný život určen původně jen pro krále, později povolen i normálním lidem</text:p>
        </text:list-item>
        <text:list-item>
          <text:p text:style-name="P104">-balzamování, mumifikace, amulety</text:p>
        </text:list-item>
      </text:list>
      <text:p text:style-name="P45">-u brány do podsvětí vítá Anubis, vážení srdce bohyní Maat, pokud bylo lehčí než pírko → člověk mohl do podsvětí, tam čeká Usir, pokud těžší → srdce člověka sežrala Velká požíračka</text:p>
      <text:p text:style-name="P14"/>
      <text:p text:style-name="P14"/>
      <text:p text:style-name="P41">ŘECKÉ MÝTY</text:p>
      <text:list xml:id="list2965652955" text:style-name="L15">
        <text:list-item>
          <text:p text:style-name="P156">Víme o nich víc než o těch Egyptských</text:p>
          <text:list>
            <text:list-item>
              <text:p text:style-name="P156">Méně rozdílných verzí, 2 významní spisovatelé (Homér a Thésiodós)</text:p>
            </text:list-item>
          </text:list>
        </text:list-item>
        <text:list-item>
          <text:p text:style-name="P156">Bohové antického Řecka nebyli vzoroví, vypadali jako lidé a užívali si <text:soft-page-break/>nesmrtelnosti lidskými radostmi</text:p>
        </text:list-item>
        <text:list-item>
          <text:p text:style-name="P156">Bohům se přinášeli oběti</text:p>
        </text:list-item>
        <text:list-item>
          <text:p text:style-name="P156">Prvotní bozi jsou často uvězňováni nebo vražděni jinými bohy</text:p>
        </text:list-item>
        <text:list-item>
          <text:p text:style-name="P156">Stvoření světa</text:p>
          <text:list>
            <text:list-item>
              <text:p text:style-name="P156">Nejdříve byl chaos, poté se zrodila širokoprsá země → Bohyně Gaya</text:p>
            </text:list-item>
          </text:list>
        </text:list-item>
        <text:list-item>
          <text:p text:style-name="P157">Po papíru → Kronos se bál svržení, a tak všechny děti, které s Rheiou měl, snědl</text:p>
          <text:list>
            <text:list-item>
              <text:p text:style-name="P157">U šestého dítěte toho měla dost a tak ho schovala (na jeden z řeckých ostrovů) a Kronovi podstrčila místo dítěte kámen, který Kronos snědl</text:p>
              <text:list>
                <text:list-item>
                  <text:p text:style-name="P157">Synem byl Zeus, který se v dospělosti vkrade na Olymp, kde jako pomstu za své sourozence dá Kronovi vrátidlo, a Kronos je vyzvrací zpět</text:p>
                </text:list-item>
                <text:list-item>
                  <text:p text:style-name="P158">Spolu se sourozenci se spojili a vyhlásili Kronovi válku, které se účastnili i jiní Titáni a Giganti</text:p>
                </text:list-item>
                <text:list-item>
                  <text:p text:style-name="P159">Šest sourozenců se poté stalo vládci nebes</text:p>
                </text:list-item>
              </text:list>
            </text:list-item>
          </text:list>
        </text:list-item>
      </text:list>
      <text:p text:style-name="P15"/>
      <text:p text:style-name="P38">BOHOVÉ</text:p>
      <text:p text:style-name="P39"><text:tab/><text:span text:style-name="T7">ZEUS - </text:span><text:span text:style-name="T9">Jupiter</text:span></text:p>
      <text:list xml:id="list4211354102" text:style-name="L16">
        <text:list-item>
          <text:p text:style-name="P110">Atributem blesk</text:p>
        </text:list-item>
        <text:list-item>
          <text:p text:style-name="P110">Bůh bouřek a počasí</text:p>
        </text:list-item>
      </text:list>
      <text:p text:style-name="P17"/>
      <text:p text:style-name="P17"><text:tab/>POSEIDON - <text:span text:style-name="T21">Neptun</text:span></text:p>
      <text:list xml:id="list719938618" text:style-name="L17">
        <text:list-item>
          <text:p text:style-name="P111">Velmi náladový</text:p>
        </text:list-item>
        <text:list-item>
          <text:p text:style-name="P111">Atributem trojzubec</text:p>
        </text:list-item>
        <text:list-item>
          <text:p text:style-name="P111">Vládce moří</text:p>
        </text:list-item>
      </text:list>
      <text:p text:style-name="P17"/>
      <text:p text:style-name="P17"><text:tab/>HÁDÉS - <text:span text:style-name="T21">Pluto</text:span></text:p>
      <text:list xml:id="list1294773907" text:style-name="L18">
        <text:list-item>
          <text:p text:style-name="P112">Kvůli tabu Plutón, tedy Boháč, kvůli drahokamům</text:p>
        </text:list-item>
        <text:list-item>
          <text:p text:style-name="P112">Atributem jsou dvojwidle</text:p>
        </text:list-item>
      </text:list>
      <text:p text:style-name="P17"><text:tab/></text:p>
      <text:p text:style-name="P17"><text:tab/><text:span text:style-name="T14">DEMÉTER - Ceres</text:span></text:p>
      <text:list xml:id="list1591755385" text:style-name="L19">
        <text:list-item>
          <text:p text:style-name="P113">Bohyně plodnosti země a rolnictví</text:p>
        </text:list-item>
      </text:list>
      <text:p text:style-name="P18"/>
      <text:p text:style-name="P18"><text:tab/>HESTIA - <text:span text:style-name="T22">Vesta</text:span></text:p>
      <text:list xml:id="list4001959505" text:style-name="L20">
        <text:list-item>
          <text:p text:style-name="P114">Bohyně rodinného krbu</text:p>
        </text:list-item>
      </text:list>
      <text:p text:style-name="P18"/>
      <text:p text:style-name="P18"><text:tab/>HÉR<text:span text:style-name="T22">A - Juno</text:span></text:p>
      <text:list xml:id="list2576053623" text:style-name="L21">
        <text:list-item>
          <text:p text:style-name="P115">Bohyně manželství</text:p>
        </text:list-item>
        <text:list-item>
          <text:p text:style-name="P115">žena Dia</text:p>
        </text:list-item>
        <text:list-item>
          <text:p text:style-name="P115">Bohyně žárlivosti</text:p>
        </text:list-item>
      </text:list>
      <text:p text:style-name="P18"/>
      <text:p text:style-name="P47">A DALŠÍ BOHOVÉ</text:p>
      <text:p text:style-name="P40"><text:span text:style-name="T6"><text:tab/></text:span><text:span text:style-name="T11">Původně se Zeus bál svých dětí, aby jej nesvrhli, a tak snědl těhotnou bohyni Méthis. Strašně ho rozbolela hlava, ze které potom vyskočila již dospělá bohyně Athéna v plné zbroji → Té se nebál, protože byla žena</text:span></text:p>
      <text:p text:style-name="P16"/>
      <text:p text:style-name="P40"><text:span text:style-name="T6"><text:tab/></text:span><text:span text:style-name="T7">A</text:span><text:span text:style-name="T8">THÉNA - </text:span><text:span text:style-name="T10">Minerva</text:span></text:p>
      <text:list xml:id="list1041512770" text:style-name="L22">
        <text:list-item>
          <text:p text:style-name="P116">Nejoblíbenější Díovo dítě</text:p>
        </text:list-item>
        <text:list-item>
          <text:p text:style-name="P116">Bohyně vítězné války, Bohyně moudrosti</text:p>
        </text:list-item>
      </text:list>
      <text:p text:style-name="P18"/>
      <text:p text:style-name="P18"><text:tab/><text:span text:style-name="T15">Další děti má Zeus s Hérou</text:span></text:p>
      <text:p text:style-name="P18"/>
      <text:p text:style-name="P18"><text:tab/>ÁRÉS – <text:span text:style-name="T22">l,,……………....</text:span></text:p>
      <text:list xml:id="list4286139004" text:style-name="L23">
        <text:list-item>
          <text:p text:style-name="P117">Bůh zuřivé války a krvavých bojů</text:p>
        </text:list-item>
      </text:list>
      <text:p text:style-name="P18"/>
      <text:p text:style-name="P18"><text:tab/>HEFAISTOS</text:p>
      <text:list xml:id="list2110125971" text:style-name="L24">
        <text:list-item>
          <text:p text:style-name="P118">Bůh ohně a kovářství</text:p>
        </text:list-item>
        <text:list-item>
          <text:p text:style-name="P119">Dává zbroje řeckým hrdinům</text:p>
        </text:list-item>
      </text:list>
      <text:p text:style-name="P19"/>
      <text:p text:style-name="P19"><text:tab/><text:span text:style-name="T15">A zase další s bohyněmi nebo se smrtelnými lidmi</text:span></text:p>
      <text:p text:style-name="P19"/>
      <text:p text:style-name="P19"><text:tab/>PERSEFONA</text:p>
      <text:list xml:id="list1416983974" text:style-name="L25">
        <text:list-item>
          <text:p text:style-name="P120">Dcera Día a jeho sestry Deméther</text:p>
        </text:list-item>
        <text:list-item>
          <text:p text:style-name="P120">Zeus ji slíbil jako manželku bratru Hádovi</text:p>
          <text:list>
            <text:list-item>
              <text:p text:style-name="P120">Když se to dozvěděla Deméther, tak Día vydírala</text:p>
            </text:list-item>
            <text:list-item>
              <text:p text:style-name="P120">Nakonec vše skončí kompromisem: Přes léto je Persefona u své matky a proto je země plodná. V zimě je Persefona v podsvětí a Deméther je nešťastná a všechno umírá</text:p>
            </text:list-item>
          </text:list>
        </text:list-item>
      </text:list>
      <text:p text:style-name="P19"/>
      <text:p text:style-name="P19"><text:tab/>APOLLÓN a ARTEMIS</text:p>
      <text:list xml:id="list2526243195" text:style-name="L26">
        <text:list-item>
          <text:p text:style-name="P121">Bůh světla a slunce, Bohyně lovu a měsíce</text:p>
        </text:list-item>
        <text:list-item>
          <text:p text:style-name="P121">Atribut je Lyra, Atribut je Luk a lovečtí psi</text:p>
        </text:list-item>
      </text:list>
      <text:p text:style-name="P19"><text:tab/></text:p>
      <text:p text:style-name="P19"><text:tab/><text:span text:style-name="T16">HERMÉS</text:span></text:p>
      <text:list xml:id="list1673004808" text:style-name="L27">
        <text:list-item>
          <text:p text:style-name="P122">Posel bohů</text:p>
        </text:list-item>
        <text:list-item>
          <text:p text:style-name="P122">Atribut okřídleného čehokoli</text:p>
        </text:list-item>
      </text:list>
      <text:p text:style-name="P19"><text:tab/><text:span text:style-name="T16">DIONÝSOS</text:span></text:p>
      <text:list xml:id="list3053080885" text:style-name="L28">
        <text:list-item>
          <text:p text:style-name="P123">Bůh vína a zábavy</text:p>
        </text:list-item>
      </text:list>
      <text:p text:style-name="P19"><text:tab/><text:span text:style-name="T16">AFRODITA</text:span></text:p>
      <text:list xml:id="list1079774742" text:style-name="L29">
        <text:list-item>
          <text:p text:style-name="P124">Podle legend vznikla z mořské pěny oplodněné useknutým Uranovým penisem</text:p>
        </text:list-item>
        <text:list-item>
          <text:p text:style-name="P124">Bohyně lásky a sexuality</text:p>
        </text:list-item>
        <text:list-item>
          <text:p text:style-name="P124">Vzala si boha Hefaista</text:p>
          <text:list>
            <text:list-item>
              <text:p text:style-name="P124">Ale také zahýbala s Arem</text:p>
            </text:list-item>
          </text:list>
        </text:list-item>
      </text:list>
      <text:p text:style-name="P20"/>
      <text:p text:style-name="P21">JABKO SVÁRU<text:line-break/></text:p>
      <text:p text:style-name="P20"><text:tab/><text:span text:style-name="T17">Paris si měl vybrat nejkrásnější bohyni a dát jí jablko. Afrodité mu slíbila Helenu, tak vybere ji. Proto vzniká Trójsko - Spartská válka</text:span></text:p>
      <text:p text:style-name="P20"/>
      <text:p text:style-name="P21">ŘÍŠE MRTVÝCH</text:p>
      <text:list xml:id="list2183312064" text:style-name="L30">
        <text:list-item>
          <text:p text:style-name="P125">Kerberos (trojhlavý pes) který hlídá brány podsvětí</text:p>
        </text:list-item>
        <text:list-item>
          <text:p text:style-name="P125">Řeka Styx (nenávist), přes kterou vás převeze Cháron, za což mu musíte dát minci</text:p>
        </text:list-item>
        <text:list-item>
          <text:p text:style-name="P125">Řeka Léthé (zapomění) → Mrtvý se napije a zapomene na pozemský život</text:p>
        </text:list-item>
        <text:list-item>
          <text:p text:style-name="P125">Ňáký Hádův soud</text:p>
          <text:list>
            <text:list-item>
              <text:p text:style-name="P125">Dobří jdou na Elysejská pole</text:p>
            </text:list-item>
            <text:list-item>
              <text:p text:style-name="P125">Špatní uvrženi do Tartaru</text:p>
            </text:list-item>
          </text:list>
        </text:list-item>
      </text:list>
      <text:p text:style-name="P21"/>
      <text:p text:style-name="P21">DÚ VYHLEDAT DVOJICE ŘÍMSKÝ-ŘECKÝ</text:p>
      <text:p text:style-name="P21"/>
      <text:p text:style-name="P48">Hinduismus</text:p>
      <text:list xml:id="list4141807481" text:style-name="L31">
        <text:list-item>
          <text:p text:style-name="P126">Dost široký pojem, zahrnuje všechny Indická náboženství</text:p>
          <text:list>
            <text:list-item>
              <text:p text:style-name="P126">Odděluje původní Indická náboženství od zavlečených náboženství a náboženství, která se z něj vyvinula</text:p>
            </text:list-item>
          </text:list>
        </text:list-item>
      </text:list>
      <text:p text:style-name="P22"/>
      <text:p text:style-name="P23">DHARMA</text:p>
      <text:p text:style-name="P22"/>
      <text:p text:style-name="P23">BRAHMA<text:tab/></text:p>
      <text:list xml:id="list3572432861" text:style-name="L32">
        <text:list-item>
          <text:p text:style-name="P127">Nepopsatelný základ všeho</text:p>
        </text:list-item>
        <text:list-item>
          <text:p text:style-name="P127">Ta nejmenší součást všeho</text:p>
        </text:list-item>
        <text:list-item>
          <text:p text:style-name="P127">Neměnná a nekonečná realita podstaty všecho vesmíru</text:p>
        </text:list-item>
        <text:list-item>
          <text:p text:style-name="P127">Tvůrčí princip světa</text:p>
        </text:list-item>
        <text:list-item>
          <text:p text:style-name="P127">Vesmírná duše prostupující vše</text:p>
        </text:list-item>
        <text:list-item>
          <text:p text:style-name="P127">Člověk je tvořen třemi částmi</text:p>
          <text:list>
            <text:list-item>
              <text:p text:style-name="P127">Hmotné tělo</text:p>
            </text:list-item>
            <text:list-item>
              <text:p text:style-name="P127">Mentální tělo</text:p>
            </text:list-item>
            <text:list-item>
              <text:p text:style-name="P127">Čiré vědomí, duše Áthman → Nejmenší část člověka</text:p>
            </text:list-item>
          </text:list>
        </text:list-item>
      </text:list>
      <text:p text:style-name="P22"/>
      <text:p text:style-name="P23">Sánsara</text:p>
      <text:list xml:id="list340451001" text:style-name="L33">
        <text:list-item>
          <text:p text:style-name="P128">Reinkarnace → Reinkarnuje se duše Athman</text:p>
        </text:list-item>
        <text:list-item>
          <text:p text:style-name="P128">To, kam se člověk reinkarnuje, určuje Karma</text:p>
          <text:list>
            <text:list-item>
              <text:p text:style-name="P128">Na činech těla a myšlenky záleží stejně</text:p>
              <text:list>
                <text:list-item>
                  <text:p text:style-name="P128">Člověk musí přemýšlet dobře a chovat se dobře</text:p>
                </text:list-item>
              </text:list>
            </text:list-item>
          </text:list>
        </text:list-item>
        <text:list-item>
          <text:p text:style-name="P128">Mókša</text:p>
          <text:list>
            <text:list-item>
              <text:p text:style-name="P128">Vysvobození z reinkarnace</text:p>
            </text:list-item>
            <text:list-item>
              <text:p text:style-name="P128">Konečné dosažení naplnění</text:p>
            </text:list-item>
            <text:list-item>
              <text:p text:style-name="P128">Člověk jí dosáhne, když si plně uvědomí, že Áthman je jeho Brahma</text:p>
            </text:list-item>
          </text:list>
        </text:list-item>
      </text:list>
      <text:p text:style-name="P23"/>
      <text:p text:style-name="P23">Cíle každého hinduisty</text:p>
      <text:list xml:id="list583929756" text:style-name="L34">
        <text:list-item>
          <text:p text:style-name="P129">Dharma (Správný způsob života)</text:p>
        </text:list-item>
        <text:list-item>
          <text:p text:style-name="P129">Artha (bohatství)</text:p>
          <text:list>
            <text:list-item>
              <text:p text:style-name="P129">Nutí hinduisty si najít práci, zaopatřit sebe, zaopatřit rodinu a pomoci potřebným a asketickým</text:p>
            </text:list-item>
          </text:list>
        </text:list-item>
        <text:list-item>
          <text:p text:style-name="P129">Káma (potěšení)</text:p>
          <text:list>
            <text:list-item>
              <text:p text:style-name="P129">Nutí hinduisty založit rodinu</text:p>
            </text:list-item>
          </text:list>
        </text:list-item>
        <text:list-item>
          <text:p text:style-name="P129">Mókša (Vysvobození)</text:p>
        </text:list-item>
      </text:list>
      <text:p text:style-name="P23"/>
      <text:p text:style-name="P23">Áš<text:span text:style-name="T18">r</text:span>ama → Životní fáze hinduistů</text:p>
      <text:list xml:id="list1163655761" text:style-name="L35">
        <text:list-item>
          <text:p text:style-name="P130">Studium (do 25 let)</text:p>
        </text:list-item>
      </text:list>
      <text:list xml:id="list1526335384" text:style-name="L36">
        <text:list-item>
          <text:p text:style-name="P131">Najít guru, který ho zasvětí do védské literatury</text:p>
        </text:list-item>
        <text:list-item>
          <text:p text:style-name="P132">Vyvarovat se Arthě a Kámě</text:p>
        </text:list-item>
        <text:list-item>
          <text:p text:style-name="P132">Vyjadřovat úctu rodičům a učitelům</text:p>
        </text:list-item>
      </text:list>
      <text:list xml:id="list112338269289316" text:continue-list="list1163655761" text:style-name="L35">
        <text:list-item>
          <text:p text:style-name="P133">Žijeme <text:span text:style-name="T19">(Do narození prvních vnoučat)</text:span></text:p>
        </text:list-item>
      </text:list>
      <text:list xml:id="list2580081141" text:style-name="L37">
        <text:list-item>
          <text:p text:style-name="P134">Oženit se, založit rodinu, najít pr<text:span text:style-name="T19">áci</text:span></text:p>
        </text:list-item>
        <text:list-item>
          <text:p text:style-name="P135">Dharmou je Artha a Káma</text:p>
        </text:list-item>
      </text:list>
      <text:list xml:id="list112337630783040" text:continue-list="list112338269289316" text:style-name="L35">
        <text:list-item>
          <text:p text:style-name="P136">Odcházíme (Může být i do smrti)</text:p>
        </text:list-item>
      </text:list>
      <text:list xml:id="list2897123992" text:style-name="L38">
        <text:list-item>
          <text:p text:style-name="P137">Původně se odcházelo dožít do přírody</text:p>
        </text:list-item>
        <text:list-item>
          <text:p text:style-name="P137">Dnes už jen starší předávají správu peňěz mladším</text:p>
        </text:list-item>
        <text:list-item>
          <text:p text:style-name="P137">Zřeknutí se Arthy a Kámy</text:p>
        </text:list-item>
        <text:list-item>
          <text:p text:style-name="P137">Rozdávání moudrých rad mladším generacím</text:p>
        </text:list-item>
      </text:list>
      <text:list xml:id="list112338967406747" text:continue-list="list112337630783040" text:style-name="L35">
        <text:list-item>
          <text:p text:style-name="P136">Osvobozujeme se (Do smrti!)</text:p>
        </text:list-item>
      </text:list>
      <text:list xml:id="list3706538565" text:style-name="L39">
        <text:list-item>
          <text:p text:style-name="P138">Zproštění se materiálního světa</text:p>
        </text:list-item>
      </text:list>
      <text:p text:style-name="P24"/>
      <text:p text:style-name="P25"><text:tab/><text:tab/>!!! <text:span text:style-name="T19">Struktura byla kolem 6. století zpochybněna a odštěpila se jedna z <text:tab/><text:tab/>větví, která se chtěla dostat rovnou do 4. fáze</text:span></text:p>
      <text:p text:style-name="P29"><text:tab/><text:tab/> <text:s text:c="3"/>→ BUDHISMUS</text:p>
      <text:p text:style-name="P50"/>
      <text:p text:style-name="P25"/>
      <text:p text:style-name="P30">Morálně správný život Hinduistů</text:p>
      <text:p text:style-name="P30"><text:tab/>6 hlavních zásad</text:p>
      <text:list xml:id="list2959767951" text:style-name="L40">
        <text:list-item>
          <text:p text:style-name="P139">Varnašramadharma (všechny ty pravidla nahoře)</text:p>
        </text:list-item>
        <text:list-item>
          <text:p text:style-name="P139">Neubližovat</text:p>
        </text:list-item>
        <text:list-item>
          <text:p text:style-name="P139">Mluvit pravdu</text:p>
        </text:list-item>
        <text:list-item>
          <text:p text:style-name="P139">Nekrást</text:p>
        </text:list-item>
        <text:list-item>
          <text:p text:style-name="P139">Zachovat sex. Zdrženlivost</text:p>
        </text:list-item>
        <text:list-item>
          <text:p text:style-name="P139">Nebýt hrabivý</text:p>
        </text:list-item>
      </text:list>
      <text:p text:style-name="P26"/>
      <text:p text:style-name="P26"><text:tab/>pozn.: S tímhle nám pomáhají eposy → Ukazují konfliktní situace</text:p>
      <text:p text:style-name="P26"><text:tab/><text:tab/>Třeba v Mahabharátě vystupuje Krišna jako kočí, který radí princi Arjunovi když je ve válce. <text:line-break/> → Je nejdůležitější bojovat nebo neubližovat? <text:line-break/> ← Důležitější je být válečník podle kasty.</text:p>
      <text:p text:style-name="P26"/>
      <text:p text:style-name="P27">PÚDŽA</text:p>
      <text:list xml:id="list3820101968" text:style-name="L41">
        <text:list-item>
          <text:p text:style-name="P140">Domácí rituály</text:p>
          <text:list>
            <text:list-item>
              <text:p text:style-name="P140">Každá rodina má domácí oltář</text:p>
            </text:list-item>
            <text:list-item>
              <text:p text:style-name="P140">Nepotřebujete kněze – Brahmana</text:p>
            </text:list-item>
          </text:list>
        </text:list-item>
      </text:list>
      <text:p text:style-name="P27"/>
      <text:p text:style-name="P27"/>
      <text:p text:style-name="P32">BOHOVÉ</text:p>
      <text:p text:style-name="P27">TRIMÚRTI</text:p>
      <text:list xml:id="list3369594418" text:style-name="L42">
        <text:list-item>
          <text:p text:style-name="P141">Nejvyšší trojice bohů</text:p>
          <text:p text:style-name="P141">BRAHMA</text:p>
          <text:list>
            <text:list-item>
              <text:list>
                <text:list-item>
                  <text:p text:style-name="P141">Stvořitel, tvoří vesmír zas a znova</text:p>
                </text:list-item>
              </text:list>
            </text:list-item>
          </text:list>
          <text:p text:style-name="P141">VIŠNU</text:p>
          <text:list>
            <text:list-item>
              <text:list>
                <text:list-item text:start-value="1">
                  <text:p text:style-name="P141">Ochraňuje obyčejné lidi</text:p>
                </text:list-item>
                <text:list-item>
                  <text:p text:style-name="P141">Stará se o fungování vesmíru</text:p>
                </text:list-item>
              </text:list>
            </text:list-item>
          </text:list>
        </text:list-item>
      </text:list>
      <text:p text:style-name="P27"><text:tab/><text:tab/>ŠIVA</text:p>
      <text:list xml:id="list3908047577" text:style-name="L43">
        <text:list-item>
          <text:list>
            <text:list-item>
              <text:list>
                <text:list-item>
                  <text:p text:style-name="P161"><text:span text:style-name="T13">N</text:span><text:span text:style-name="T12">ičitel</text:span></text:p>
                </text:list-item>
              </text:list>
            </text:list-item>
          </text:list>
        </text:list-item>
      </text:list>
      <text:p text:style-name="P27"><text:tab/><text:tab/>Sarasvátí, Lakšmí, Párvátí → Ženské protějšky</text:p>
      <text:p text:style-name="P27"/>
      <text:p text:style-name="P27"><text:tab/><text:tab/>BRAHMA</text:p>
      <text:list xml:id="list2908184102" text:style-name="L44">
        <text:list-item>
          <text:p text:style-name="P142">údajně se narodil z lotosového květu</text:p>
        </text:list-item>
        <text:list-item>
          <text:p text:style-name="P142">Má v ruce perly pro odpočítávání času</text:p>
        </text:list-item>
      </text:list>
      <text:p text:style-name="P27"/>
      <text:p text:style-name="P27"><text:tab/><text:tab/><text:span text:style-name="T23">VIŠNA</text:span></text:p>
      <text:list xml:id="list2043342894" text:style-name="L45">
        <text:list-item>
          <text:p text:style-name="P143">S modrou pletí</text:p>
        </text:list-item>
        <text:list-item>
          <text:p text:style-name="P143">Chrání lidstvo</text:p>
        </text:list-item>
        <text:list-item>
          <text:p text:style-name="P143">Disk a kyj na zabíjení démovů</text:p>
        </text:list-item>
      </text:list>
      <text:p text:style-name="P28"/>
      <text:p text:style-name="P28"><text:tab/><text:tab/>ŠIVA</text:p>
      <text:list xml:id="list3129721417" text:style-name="L46">
        <text:list-item>
          <text:p text:style-name="P144">Ničitel → Vnímán jak potřebný</text:p>
        </text:list-item>
        <text:list-item>
          <text:p text:style-name="P144">Zobrazován s důrazem na rovnováhu</text:p>
        </text:list-item>
      </text:list>
      <text:p text:style-name="P28"/>
      <text:p text:style-name="P28"><text:tab/><text:tab/>GANÉŠA</text:p>
      <text:list xml:id="list1872290604" text:style-name="L47">
        <text:list-item>
          <text:p text:style-name="P145">Vypadá jako slom</text:p>
        </text:list-item>
        <text:list-item>
          <text:p text:style-name="P145">Bůh moudrosti</text:p>
        </text:list-item>
        <text:list-item>
          <text:p text:style-name="P145">Ochránce studentů</text:p>
        </text:list-item>
      </text:list>
      <text:p text:style-name="P28"/>
      <text:p text:style-name="P33">CHRÁMY</text:p>
      <text:p text:style-name="P31">Akšadham, Nové Dhillí</text:p>
      <text:p text:style-name="P31">Angkor Vat, Kambodža</text:p>
      <text:p text:style-name="P31">Šrí Minákší, Indie → Síň tisíce sloupů</text:p>
      <text:p text:style-name="P26"/>
      <text:p text:style-name="P49">Budhismus</text:p>
      <text:list xml:id="list2856157748" text:style-name="L48">
        <text:list-item>
          <text:p text:style-name="P146">Neteistické náboženství</text:p>
        </text:list-item>
        <text:list-item>
          <text:p text:style-name="P146">Nepopírá existenci Bohů, ale není pro něj důležitá</text:p>
        </text:list-item>
        <text:list-item>
          <text:p text:style-name="P146">Také věří v reinkarnaci, ale sansáry-vysvobození se má dosáhnout jinak</text:p>
        </text:list-item>
        <text:list-item>
          <text:p text:style-name="P146">Vznikl v 6. století</text:p>
          <text:list>
            <text:list-item>
              <text:p text:style-name="P146">Původně hinduisté</text:p>
            </text:list-item>
          </text:list>
        </text:list-item>
        <text:list-item>
          <text:p text:style-name="P146">Budha – osvícený</text:p>
          <text:list>
            <text:list-item>
              <text:p text:style-name="P146">civ. Jméno Siddhárta Gautama</text:p>
            </text:list-item>
            <text:list-item>
              <text:p text:style-name="P146">Narodil se do nejvyšší kasty a své mládí prožíval v přebytku, ale často chodil mezi prosté lidi a snažil se pochopit jejich problémy</text:p>
              <text:list>
                <text:list-item>
                  <text:p text:style-name="P146">Pochopil, že ani dobré rodinné zázemí a kasta člověku nepomůžou se těmto problémům vyhnout</text:p>
                </text:list-item>
                <text:list-item>
                  <text:p text:style-name="P146">Opustil svůj dosavadní život</text:p>
                </text:list-item>
              </text:list>
            </text:list-item>
            <text:list-item>
              <text:p text:style-name="P146">Asketický život, učitel, žil z toho co mu lidé dali</text:p>
              <text:list>
                <text:list-item>
                  <text:p text:style-name="P146">Po 7 letech zjistil, že tohle taky není cesta, protože člověk zažívá stejné strastí</text:p>
                </text:list-item>
              </text:list>
            </text:list-item>
            <text:list-item>
              <text:p text:style-name="P146">Našel Střední cestu a žil normálním životem</text:p>
              <text:list>
                <text:list-item>
                  <text:p text:style-name="P146">Dosáhl „Osvícení“</text:p>
                </text:list-item>
              </text:list>
            </text:list-item>
          </text:list>
        </text:list-item>
      </text:list>
      <text:p text:style-name="P31"/>
      <text:p text:style-name="P33">PRINCIPY BUDHISMU</text:p>
      <text:p text:style-name="P31"/>
      <text:p text:style-name="P31"/>
      <text:p text:style-name="P52">Judaismus</text:p>
      <text:p text:style-name="P53">-abrahámovská náboženství=spadají tam judaismus, křesťanství a islám, odvozují svůj původ od proroka Abraháma</text:p>
      <text:p text:style-name="P53">-monoteismus</text:p>
      <text:p text:style-name="P53">-druhé nejstarší světové náboženství po hinduismu</text:p>
      <text:p text:style-name="P53">-pouze 15 milionů věřících, většina jich žije v Izraeli, výrazná menšina je i v USA</text:p>
      <text:p text:style-name="P54">Příběhy ze Starého zákona: Stvoření světa, Adam a Eva-vyhnání z ráje, Kain a Ábel, Potopa světa</text:p>
      <text:p text:style-name="P55"/>
      <text:p text:style-name="P56">BÁBEL</text:p>
      <text:list xml:id="list2143040739" text:style-name="L49">
        <text:list-item>
          <text:p text:style-name="P73">Zmatení jazyků</text:p>
        </text:list-item>
      </text:list>
      <text:p text:style-name="P66"/>
      <text:p text:style-name="P56">ABRAHÁM</text:p>
      <text:list xml:id="list2200733591" text:style-name="L50">
        <text:list-item>
          <text:p text:style-name="P74">Jeden ze zakládajících židovských patriarchů</text:p>
        </text:list-item>
        <text:list-item>
          <text:p text:style-name="P74">Původně pastýř na území Mezopotámie</text:p>
        </text:list-item>
        <text:list-item>
          <text:p text:style-name="P74">Udělal smlouvu s Bohem</text:p>
          <text:list>
            <text:list-item>
              <text:p text:style-name="P74">Základem je věřit v jednoho boha a vychovávat v tom i ostatní<text:line-break/>(poprvé princip monoteismu)</text:p>
            </text:list-item>
            <text:list-item>
              <text:p text:style-name="P74">Na oplátku dal Bůh Abrahámovi Kenaán → Zemi zaslíbenou</text:p>
              <text:list>
                <text:list-item>
                  <text:p text:style-name="P74">Abrahám měl opustit Mezopotámii a putovat do budoucího Izraele/Palestiny</text:p>
                </text:list-item>
              </text:list>
            </text:list-item>
            <text:list-item>
              <text:p text:style-name="P74">Bůh mu také slíbil děti</text:p>
            </text:list-item>
            <text:list-item>
              <text:p text:style-name="P74">Abraham na oplátku slíbil, že nechá své syny osmý den po porodu obřezat</text:p>
            </text:list-item>
            <text:list-item>
              <text:p text:style-name="P74">// Židé byli několikrát z Izraele vyhnáni → Židé to berou tak, že nebyli poslušni Bohu, a tak jim Bůh Kenán odebral</text:p>
            </text:list-item>
            <text:list-item>
              <text:p text:style-name="P74">Abraham odešel se svou ženou Sárou do města Hebron</text:p>
              <text:list>
                <text:list-item>
                  <text:p text:style-name="P74">Ani přes smlouvu s Bohem nemohl mít se Sárou děti, a tak v 86 letech zplodil se svou služkou Hagar syna Izmaela</text:p>
                </text:list-item>
              </text:list>
            </text:list-item>
          </text:list>
        </text:list-item>
        <text:list-item>
          <text:p text:style-name="P75">Izmael se ale i s matkou znelíbil Sáře → Vyhnáni do pouště</text:p>
          <text:list>
            <text:list-item>
              <text:p text:style-name="P75">Bohu jich bylo líto, a tak k nim seslal na poslední chvíli anděla a Izmaelovi přislíbil, že z jeho rodu vzejde mocný národ</text:p>
              <text:list>
                <text:list-item>
                  <text:p text:style-name="P75">Od Izmaela odvozují svůj původ Muslimové<text:line-break/><text:line-break/></text:p>
                </text:list-item>
              </text:list>
            </text:list-item>
          </text:list>
        </text:list-item>
        <text:list-item>
          <text:p text:style-name="P75">V devadesáti devíti letech se Abrahamovi narodil „Prvorozený syn“ Isaac</text:p>
          <text:list>
            <text:list-item>
              <text:list>
                <text:list-item>
                  <text:p text:style-name="P75">Od toho odvozují původ Židé</text:p>
                </text:list-item>
              </text:list>
            </text:list-item>
            <text:list-item>
              <text:p text:style-name="P75">Bůh chce, aby Abraham Isaaca obětoval</text:p>
              <text:list>
                <text:list-item>
                  <text:p text:style-name="P76"><text:soft-page-break/>Časté plamenné oběti</text:p>
                </text:list-item>
              </text:list>
            </text:list-item>
            <text:list-item>
              <text:p text:style-name="P98"><text:span text:style-name="T27">Jakmile je Isaac svázaný a Abraham nad ním drží nůž, </text:span><text:span text:style-name="T28">Bůh pošle anděla aby ho zastavil</text:span></text:p>
            </text:list-item>
          </text:list>
        </text:list-item>
      </text:list>
      <text:p text:style-name="P57"/>
      <text:p text:style-name="P57">ISAAC</text:p>
      <text:list xml:id="list1964975356" text:style-name="L51">
        <text:list-item>
          <text:p text:style-name="P77">Vzal si Rebeku a měl s ní 2 syny</text:p>
          <text:list>
            <text:list-item>
              <text:p text:style-name="P77">Ezau</text:p>
              <text:list>
                <text:list-item>
                  <text:p text:style-name="P77">Prvorozenecká privilegia, měl zdědit majetek</text:p>
                </text:list-item>
              </text:list>
            </text:list-item>
            <text:list-item>
              <text:p text:style-name="P77">Jákob</text:p>
              <text:list>
                <text:list-item>
                  <text:p text:style-name="P77">Vychytralejší</text:p>
                </text:list-item>
                <text:list-item>
                  <text:p text:style-name="P77">Koupí od Ezaua „Prvorozenectví“</text:p>
                </text:list-item>
                <text:list-item>
                  <text:p text:style-name="P77">Rebeka ho měla radši, a tak dostal podvodem i Isaakovo požehnání</text:p>
                </text:list-item>
                <text:list-item>
                  <text:p text:style-name="P77">Musel utéct a ukrýt se u svého strýce, kde poznal svou budoucí ženu Rachel</text:p>
                  <text:list>
                    <text:list-item>
                      <text:p text:style-name="P77">Stríc je vypočítavý, slíbí mu ji za 7 let práce u něj</text:p>
                    </text:list-item>
                    <text:list-item>
                      <text:p text:style-name="P77">Během svatební noci mu podstrčí starší dceru Leu</text:p>
                    </text:list-item>
                    <text:list-item>
                      <text:p text:style-name="P77">Aby dostal opravdu Rachel, musel pracovat dalších 7 let</text:p>
                      <text:list>
                        <text:list-item>
                          <text:p text:style-name="P99">OFICIÁLNĚ ŽENATÝ S OBĚMA</text:p>
                        </text:list-item>
                        <text:list-item>
                          <text:p text:style-name="P77">A tak měl děti s nimi a i s jejich služkami</text:p>
                          <text:list>
                            <text:list-item>
                              <text:p text:style-name="P77">12 synů → 12 Izraelských kmenů</text:p>
                            </text:list-item>
                            <text:list-item>
                              <text:p text:style-name="P102"><text:span text:style-name="T24">Jedno z Racheliných dětí je </text:span><text:span text:style-name="T27">JOSE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p text:style-name="P72">Tohle dopiš</text:p>
      <text:p text:style-name="P58"/>
      <text:p text:style-name="P71"><text:span text:style-name="T3">613 pravidel </text:span><text:span text:style-name="T4">života</text:span></text:p>
      <text:p text:style-name="P67"/>
      <text:p text:style-name="P58">Bůh v Judaismu</text:p>
      <text:list xml:id="list3217450692" text:style-name="L52">
        <text:list-item>
          <text:p text:style-name="P78">Boží jméno je tak posvátné, že se nevyslovuje</text:p>
          <text:list>
            <text:list-item>
              <text:p text:style-name="P78">dochovaly se písmena JHVH → Jahve</text:p>
            </text:list-item>
          </text:list>
        </text:list-item>
        <text:list-item>
          <text:p text:style-name="P78">Bůh je beztvarý, neviditelný, pro člověka nepochopitelný</text:p>
          <text:list>
            <text:list-item>
              <text:p text:style-name="P78">Zákaz zobrazovat Boha</text:p>
            </text:list-item>
          </text:list>
        </text:list-item>
        <text:list-item>
          <text:p text:style-name="P78">Charakteristika Boha</text:p>
          <text:list>
            <text:list-item>
              <text:p text:style-name="P78">Bůh je všemocný</text:p>
            </text:list-item>
            <text:list-item>
              <text:p text:style-name="P78">Neexistuje čas, ve kterém by nebyl, věčný</text:p>
            </text:list-item>
            <text:list-item>
              <text:p text:style-name="P78">Nekonečný, všudypřítomný</text:p>
            </text:list-item>
          </text:list>
        </text:list-item>
        <text:list-item>
          <text:p text:style-name="P78">Mesiáš</text:p>
        </text:list-item>
      </text:list>
      <text:list xml:id="list936497448" text:style-name="L53">
        <text:list-item>
          <text:p text:style-name="P79">= Spasitel</text:p>
        </text:list-item>
        <text:list-item>
          <text:p text:style-name="P79">„Bohem pomazaní králové“ → význam se postupně měnil</text:p>
        </text:list-item>
        <text:list-item>
          <text:p text:style-name="P79">Dnes vůdce, který přijde a spasí židy a započne zlatý věk Izraelského národa</text:p>
        </text:list-item>
        <text:list-item>
          <text:p text:style-name="P80">Před jeho příchodem přijdou ohromné katastrofy a také soud</text:p>
        </text:list-item>
        <text:list-item>
          <text:p text:style-name="P80">Mesiášů bylo mezičasem několik, jeden z nich byl Ježíš Kristus</text:p>
        </text:list-item>
      </text:list>
      <text:p text:style-name="P68"/>
      <text:p text:style-name="P59">Obřízka</text:p>
      <text:list xml:id="list188343235" text:style-name="L54">
        <text:list-item>
          <text:p text:style-name="P81">Vykonává se osmý den po narození chlapce</text:p>
        </text:list-item>
        <text:list-item>
          <text:p text:style-name="P81">Symbolický obřad</text:p>
        </text:list-item>
        <text:list-item>
          <text:p text:style-name="P81">Podle tradice má být provedena kamenným nožem, otec má ústy odsávat krev (zakázáno)</text:p>
        </text:list-item>
        <text:list-item>
          <text:p text:style-name="P82">Až poté dostane chlapec jméno</text:p>
        </text:list-item>
      </text:list>
      <text:p text:style-name="P69"/>
      <text:p text:style-name="P60"/>
      <text:p text:style-name="P51">Bar Micva</text:p>
      <text:list xml:id="list1148898889" text:style-name="L55">
        <text:list-item>
          <text:p text:style-name="P83">Chlapec ve věku 13 let, musí již znát Tóru</text:p>
        </text:list-item>
        <text:list-item>
          <text:p text:style-name="P83">„Syn přikázání“</text:p>
          <text:list>
            <text:list-item>
              <text:p text:style-name="P83">Stává se nábožensky dospělým, musí plnit všechny povinnosti dospělých</text:p>
            </text:list-item>
          </text:list>
        </text:list-item>
        <text:list-item>
          <text:p text:style-name="P83">Předčítání z Tóry</text:p>
        </text:list-item>
      </text:list>
      <text:p text:style-name="P69"/>
      <text:p text:style-name="P60">Svatba</text:p>
      <text:list xml:id="list3967727288" text:style-name="L56">
        <text:list-item>
          <text:p text:style-name="P84">Posvátná</text:p>
        </text:list-item>
        <text:list-item>
          <text:p text:style-name="P84">Začíná podepsáním smlouvy muže se ženou (nebo jejím otcem)</text:p>
        </text:list-item>
        <text:list-item>
          <text:p text:style-name="P84">Stanoveno věno, povinnosti manželů</text:p>
        </text:list-item>
        <text:list-item>
          <text:p text:style-name="P84">zahrnuto i rozdělení majetku pro případ rozvodu</text:p>
        </text:list-item>
        <text:list-item>
          <text:p text:style-name="P84">Před svatbou jsou partneři odděleni až po jeden týden</text:p>
        </text:list-item>
        <text:list-item>
          <text:p text:style-name="P84">Baldachýn → Společná domácnost, rozšlapávání skla → věci dobré i zlé</text:p>
        </text:list-item>
        <text:list-item>
          <text:p text:style-name="P84">Manželé se podělí o sklenici vína</text:p>
        </text:list-item>
      </text:list>
      <text:p text:style-name="P69"/>
      <text:p text:style-name="P60">Smrt</text:p>
      <text:list xml:id="list1879052239" text:style-name="L57">
        <text:list-item>
          <text:p text:style-name="P85">Odchází oděni prostě</text:p>
        </text:list-item>
        <text:list-item>
          <text:p text:style-name="P85">předtím truchlení příbuzných kolem těla</text:p>
        </text:list-item>
      </text:list>
      <text:p text:style-name="P69"/>
      <text:p text:style-name="P61">Chrámy</text:p>
      <text:list xml:id="list2155337596" text:style-name="L58">
        <text:list-item>
          <text:p text:style-name="P86">Jeruzalémský chrám</text:p>
          <text:list>
            <text:list-item>
              <text:p text:style-name="P86">Naplánován a připraven Davidem, vybudován Šalamounem, zničen v 16. století. Pod nadvládou Peršanů byl vystavěn podruhé, přestavěn řeky</text:p>
            </text:list-item>
            <text:list-item>
              <text:p text:style-name="P86">až ve 2. století Makabejské povstání</text:p>
              <text:list>
                <text:list-item>
                  <text:p text:style-name="P86">Židé se vzbouřili, dobyli zpět chrám</text:p>
                </text:list-item>
                <text:list-item>
                  <text:p text:style-name="P86">Proto vznikla Chanuka</text:p>
                </text:list-item>
              </text:list>
            </text:list-item>
            <text:list-item>
              <text:p text:style-name="P86">Zbořen v 7. století Římany</text:p>
            </text:list-item>
          </text:list>
        </text:list-item>
        <text:list-item>
          <text:p text:style-name="P86">Synagogy</text:p>
          <text:list>
            <text:list-item>
              <text:p text:style-name="P86">Rabíni → I kulturní vůdci</text:p>
            </text:list-item>
            <text:list-item>
              <text:p text:style-name="P86">Je i kulturním centrem</text:p>
            </text:list-item>
            <text:list-item>
              <text:p text:style-name="P87">Svým rozložením by měla kopírovat Jeruzalemský chrám</text:p>
              <text:list>
                <text:list-item>
                  <text:p text:style-name="P87">Výklenek s Tórou, věčné světlo, vyvýšené podium Bymah</text:p>
                </text:list-item>
              </text:list>
            </text:list-item>
          </text:list>
        </text:list-item>
      </text:list>
      <text:p text:style-name="P62">Svátky</text:p>
      <text:list xml:id="list1407167798" text:style-name="L59">
        <text:list-item>
          <text:p text:style-name="P88">Sabat/Šabat</text:p>
          <text:list>
            <text:list-item>
              <text:p text:style-name="P88">Slaven každou sobotu</text:p>
            </text:list-item>
            <text:list-item>
              <text:p text:style-name="P88">Den odpočinku</text:p>
            </text:list-item>
            <text:list-item>
              <text:p text:style-name="P88">Začíná v pátek po západu slunce</text:p>
            </text:list-item>
            <text:list-item>
              <text:p text:style-name="P88">Židé by jej měli trávit studiem tóry, odpočinkem, modlitbami</text:p>
            </text:list-item>
            <text:list-item>
              <text:p text:style-name="P88">Zdobí se byt</text:p>
            </text:list-item>
            <text:list-item>
              <text:p text:style-name="P88">Matka rodiny v pátek večer provází rodinu večeří, vyslovuje vděčnost 7. dni nad dvěma svýčkami</text:p>
            </text:list-item>
          </text:list>
        </text:list-item>
        <text:list-item>
          <text:p text:style-name="P88">Roh-ha šana</text:p>
          <text:list>
            <text:list-item>
              <text:p text:style-name="P88">Začátek nového roku</text:p>
            </text:list-item>
            <text:list-item>
              <text:p text:style-name="P88">Na podzim</text:p>
            </text:list-item>
            <text:list-item>
              <text:p text:style-name="P88">Má být dnem, kdy se narodil Adam, oslava Boha, do 3 knih v nebi se zapisují ti, co byli dobří a spravedliví, do druhé ti, kteří jsou zlí a nemůžou to zvrátit a do té třetí se zapisují ti, kteří jsou mezi a mají šanci se zlepšit</text:p>
            </text:list-item>
          </text:list>
        </text:list-item>
        <text:list-item>
          <text:p text:style-name="P88">Jom Kipur</text:p>
          <text:list>
            <text:list-item>
              <text:p text:style-name="P88">Deset dní po Roh-ha Šaně</text:p>
            </text:list-item>
            <text:list-item>
              <text:p text:style-name="P88">Musí vycházet na sobotu</text:p>
            </text:list-item>
            <text:list-item>
              <text:p text:style-name="P88">Sabat všech Sabatů</text:p>
            </text:list-item>
            <text:list-item>
              <text:p text:style-name="P88">Zavírají se nebeské knihy</text:p>
            </text:list-item>
            <text:list-item>
              <text:p text:style-name="P88">Den zpovědí, očišťování duše</text:p>
            </text:list-item>
          </text:list>
        </text:list-item>
        <text:list-item>
          <text:p text:style-name="P88">Chanuka</text:p>
          <text:list>
            <text:list-item>
              <text:p text:style-name="P100"><text:span text:style-name="T26">Svátek</text:span><text:span text:style-name="T25"> světel</text:span></text:p>
            </text:list-item>
            <text:list-item>
              <text:p text:style-name="P100"><text:span text:style-name="T25">Odkazuje na dobytí Jeruzalémského chrámu </text:span><text:span text:style-name="T26">a zapálení posvátného věčného ohně který hořel osm dní na jedné lahvičce oleje</text:span></text:p>
            </text:list-item>
            <text:list-item>
              <text:p text:style-name="P89">Slaví se osm dní</text:p>
              <text:list>
                <text:list-item>
                  <text:p text:style-name="P89">Menora → Osmiramenný svícen</text:p>
                </text:list-item>
              </text:list>
            </text:list-item>
          </text:list>
        </text:list-item>
        <text:list-item>
          <text:p text:style-name="P89">Pesach</text:p>
          <text:list>
            <text:list-item>
              <text:p text:style-name="P89">Jarní svátek</text:p>
            </text:list-item>
            <text:list-item>
              <text:p text:style-name="P89">V období křesťanských velikonoc</text:p>
              <text:list>
                <text:list-item>
                  <text:p text:style-name="P89">Křesťané si připomínají smrt Ježíše Krista, která proběhla po <text:soft-page-break/>poslední večeři která se stala PRÁVĚ na Pesach</text:p>
                </text:list-item>
              </text:list>
            </text:list-item>
            <text:list-item>
              <text:p text:style-name="P89">Oslavuje vyvedení židů z Egypta</text:p>
            </text:list-item>
            <text:list-item>
              <text:p text:style-name="P89">Pravidlem jsou nekvašené potraviny</text:p>
              <text:list>
                <text:list-item>
                  <text:p text:style-name="P89">Nekvašený chléb Maces</text:p>
                </text:list-item>
              </text:list>
            </text:list-item>
            <text:list-item>
              <text:p text:style-name="P89">Sederová večeře</text:p>
              <text:list>
                <text:list-item>
                  <text:p text:style-name="P89">Symbolické pokrmy</text:p>
                </text:list-item>
                <text:list-item>
                  <text:p text:style-name="P89">Macesy</text:p>
                </text:list-item>
                <text:list-item>
                  <text:p text:style-name="P89">Petržel namočená ve slané vodě → Slzy egyptských otroků</text:p>
                </text:list-item>
                <text:list-item>
                  <text:p text:style-name="P89">Křen → Hořkost otroctví</text:p>
                </text:list-item>
                <text:list-item>
                  <text:p text:style-name="P89">Jablka s fíky → Malta na stavbu domů egypťanů</text:p>
                </text:list-item>
                <text:list-item>
                  <text:p text:style-name="P89">Jehněcí kost</text:p>
                </text:list-item>
                <text:list-item>
                  <text:p text:style-name="P89">Vejce</text:p>
                </text:list-item>
              </text:list>
            </text:list-item>
          </text:list>
        </text:list-item>
      </text:list>
      <text:p text:style-name="P63"/>
      <text:p text:style-name="P63">Každodenní rituály Kosher potravin</text:p>
      <text:list xml:id="list3672351383" text:style-name="L60">
        <text:list-item>
          <text:p text:style-name="P90">Nejí se vepřové</text:p>
        </text:list-item>
        <text:list-item>
          <text:p text:style-name="P90">mořské plody s různejma nožičkama</text:p>
        </text:list-item>
        <text:list-item>
          <text:p text:style-name="P90">Vážky, mouchy</text:p>
        </text:list-item>
        <text:list-item>
          <text:p text:style-name="P90">Divní ptáci</text:p>
        </text:list-item>
      </text:list>
      <text:p text:style-name="P70"/>
      <text:p text:style-name="P64">KŘESŤANSTVÍ</text:p>
      <text:p text:style-name="P64"/>
      <text:p text:style-name="P65">Ježíš Nazaretský</text:p>
      <text:list xml:id="list2201063807" text:style-name="L61">
        <text:list-item>
          <text:p text:style-name="P91">Ježíš se narodil do situace, kdy je již Izrael 500 let pod nadvládou cizí civilizace a židé netrpělivě očekávají mesiáše</text:p>
        </text:list-item>
        <text:list-item>
          <text:p text:style-name="P91">Ježíš má být synem Josefa a Marie, kteří měli být oba z rodu krále Davida</text:p>
        </text:list-item>
        <text:list-item>
          <text:p text:style-name="P91">Marii se jednoho dne zjevil archanděl Gabriel a zdělil jí, že porodí syna, (přestože byla panna) a že ten bude kralovat židům</text:p>
        </text:list-item>
        <text:list-item>
          <text:p text:style-name="P91">Marie s Josefem se přesunuli do Betléma, kde Marie ve chlévě porodila Ježíše → Nejspíš v roce 4 př. Kristem</text:p>
        </text:list-item>
        <text:list-item>
          <text:p text:style-name="P91">Tři mudrcové sledovali hvězdy, až přišli do Jeruzaléma hledajíce krále židů</text:p>
          <text:list>
            <text:list-item>
              <text:p text:style-name="P91">Herodes se snažil 3 mudrce využít, protože nechtěl, aby se narodil další král</text:p>
              <text:list>
                <text:list-item>
                  <text:p text:style-name="P91">Mudrcové mu měli říci kde je</text:p>
                </text:list-item>
              </text:list>
            </text:list-item>
            <text:list-item>
              <text:p text:style-name="P91">Králové (Mudrcové) přinesli zlato, kadidlo a mirhu</text:p>
            </text:list-item>
          </text:list>
        </text:list-item>
        <text:list-item>
          <text:p text:style-name="P92">Poté se Ježíš i s rodinou vrátil do Nazaretu</text:p>
        </text:list-item>
        <text:list-item>
          <text:p text:style-name="P92">Ježíšovo dospívání</text:p>
          <text:list>
            <text:list-item>
              <text:p text:style-name="P92">Moc <text:s/>něm nevíme</text:p>
            </text:list-item>
            <text:list-item>
              <text:p text:style-name="P92">Pravděpodobně vychováván jako žid</text:p>
            </text:list-item>
            <text:list-item>
              <text:p text:style-name="P92">Stal se tesařem</text:p>
            </text:list-item>
            <text:list-item>
              <text:p text:style-name="P92">Jeho veřejný začíná setkáním s Janem Křtitelem</text:p>
              <text:list>
                <text:list-item>
                  <text:p text:style-name="P92">Ten ho pokřtil v Jordánu</text:p>
                </text:list-item>
              </text:list>
            </text:list-item>
          </text:list>
        </text:list-item>
        <text:list-item>
          <text:p text:style-name="P92">Kolem Ježíše se začali formovat apoštolové</text:p>
          <text:list>
            <text:list-item>
              <text:p text:style-name="P92">Lidé kteří nasledovali jeho učení</text:p>
            </text:list-item>
            <text:list-item>
              <text:p text:style-name="P92">12 apoštolů</text:p>
              <text:list>
                <text:list-item>
                  <text:p text:style-name="P92">Jsou to primárně lidé, kteří šířili Ježíšovo učení po jeho smrti</text:p>
                </text:list-item>
                <text:list-item>
                  <text:p text:style-name="P92">12 je číslo dost symbolické → 12 zakládajících kmenů</text:p>
                </text:list-item>
              </text:list>
            </text:list-item>
          </text:list>
        </text:list-item>
      </text:list>
      <text:p text:style-name="P65"/>
      <text:p text:style-name="P65">Apoštol Petr</text:p>
      <text:list xml:id="list2263572378" text:style-name="L62">
        <text:list-item>
          <text:p text:style-name="P93">údajně první apoštol</text:p>
        </text:list-item>
        <text:list-item>
          <text:p text:style-name="P94">Na jeho skále je vybudováno křesťanství</text:p>
        </text:list-item>
        <text:list-item>
          <text:p text:style-name="P94">Stal se prvním římským biskupem → Papežem</text:p>
        </text:list-item>
        <text:list-item>
          <text:p text:style-name="P94">Atributem klíč od nebeské brány</text:p>
        </text:list-item>
        <text:list-item>
          <text:p text:style-name="P94">Známý svou pochybovačností</text:p>
        </text:list-item>
        <text:list-item>
          <text:p text:style-name="P94">Petr získal od Ježíše vlastnosti léčitele</text:p>
        </text:list-item>
        <text:list-item>
          <text:p text:style-name="P94">V Římě ukřižován, hlavou dolů</text:p>
        </text:list-item>
        <text:list-item>
          <text:p text:style-name="P94">Má být pochován pod Bazilikou sv. Petra, což je možná i pravda, našly se jeho ostatky</text:p>
        </text:list-item>
      </text:list>
      <text:p text:style-name="P95"/>
      <text:p text:style-name="P101">Svatý Ondřej</text:p>
      <text:list xml:id="list968292440" text:style-name="L63">
        <text:list-item>
          <text:p text:style-name="P96">Bratr sv. Petra</text:p>
        </text:list-item>
        <text:list-item>
          <text:p text:style-name="P96">Taky hustě ukřižován</text:p>
        </text:list-item>
      </text:list>
      <text:p text:style-name="P95"/>
      <text:p text:style-name="P101">Jakub Starší</text:p>
      <text:p text:style-name="P101"><text:soft-page-break/></text:p>
      <text:p text:style-name="P101">Jan</text:p>
      <text:list xml:id="list1029638816" text:style-name="L64">
        <text:list-item>
          <text:p text:style-name="P97">Bratr Jakuba staršího</text:p>
        </text:list-item>
        <text:list-item>
          <text:p text:style-name="P97">Napsal Janovo evangelium</text:p>
        </text:list-item>
        <text:list-item>
          <text:p text:style-name="P97">Jediný nezemřel mučednickou smrtí</text:p>
        </text:list-item>
        <text:list-item>
          <text:p text:style-name="P97">nešířil Křesťanství, ale sepisoval život Ježíš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1:23:36.341007201</dc:date>
    <meta:editing-duration>P2DT17H4M9S</meta:editing-duration>
    <meta:editing-cycles>17</meta:editing-cycles>
    <meta:generator>LibreOffice/6.1.1.2$Linux_X86_64 LibreOffice_project/10$Build-2</meta:generator>
    <meta:document-statistic meta:table-count="0" meta:image-count="0" meta:object-count="0" meta:page-count="12" meta:paragraph-count="448" meta:word-count="3338" meta:character-count="18945" meta:non-whitespace-character-count="16333"/>
  </office:meta>
</office:document-meta>
</file>